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5000000C4EB56D93AF8208693.jpg" manifest:media-type="image/jpeg"/>
  <manifest:file-entry manifest:full-path="Pictures/1000000000000145000000C44F2AA9BEB28C64FE.jpg" manifest:media-type="image/jpeg"/>
  <manifest:file-entry manifest:full-path="Pictures/1000000000000145000000C443B710B4448E0885.jpg" manifest:media-type="image/jpeg"/>
  <manifest:file-entry manifest:full-path="Pictures/1000000000000145000000C4CEB789BF11F74344.jpg" manifest:media-type="image/jpeg"/>
  <manifest:file-entry manifest:full-path="Pictures/1000000000000145000000C442D7725C29D17CFC.jpg" manifest:media-type="image/jpeg"/>
  <manifest:file-entry manifest:full-path="Pictures/1000000000000145000000C435A7997F5EEEBEC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488cm" svg:height="5.022cm" svg:x="2.049cm" svg:y="2.002cm">
          <draw:image xlink:href="Pictures/1000000000000145000000C442D7725C29D17CFC.jpg" xlink:type="simple" xlink:show="embed" xlink:actuate="onLoad">
            <text:p/>
          </draw:image>
        </draw:frame>
        <draw:frame draw:style-name="gr1" draw:text-style-name="P1" draw:layer="layout" svg:width="8.482cm" svg:height="5.016cm" svg:x="2.052cm" svg:y="7.992cm">
          <draw:image xlink:href="Pictures/1000000000000145000000C435A7997F5EEEBEC9.jpg" xlink:type="simple" xlink:show="embed" xlink:actuate="onLoad">
            <text:p/>
          </draw:image>
        </draw:frame>
        <draw:frame draw:style-name="gr1" draw:text-style-name="P1" draw:layer="layout" svg:width="8.482cm" svg:height="5.016cm" svg:x="2.052cm" svg:y="13.705cm">
          <draw:image xlink:href="Pictures/1000000000000145000000C4CEB789BF11F74344.jpg" xlink:type="simple" xlink:show="embed" xlink:actuate="onLoad">
            <text:p/>
          </draw:image>
        </draw:frame>
        <draw:frame draw:style-name="gr1" draw:text-style-name="P1" draw:layer="layout" svg:width="8.482cm" svg:height="5.016cm" svg:x="13.805cm" svg:y="2.005cm">
          <draw:image xlink:href="Pictures/1000000000000145000000C443B710B4448E0885.jpg" xlink:type="simple" xlink:show="embed" xlink:actuate="onLoad">
            <text:p/>
          </draw:image>
        </draw:frame>
        <draw:frame draw:style-name="gr1" draw:text-style-name="P1" draw:layer="layout" svg:width="8.482cm" svg:height="5.016cm" svg:x="13.805cm" svg:y="7.992cm">
          <draw:image xlink:href="Pictures/1000000000000145000000C44F2AA9BEB28C64FE.jpg" xlink:type="simple" xlink:show="embed" xlink:actuate="onLoad">
            <text:p/>
          </draw:image>
        </draw:frame>
        <draw:frame draw:style-name="gr1" draw:text-style-name="P1" draw:layer="layout" svg:width="8.482cm" svg:height="5.016cm" svg:x="13.805cm" svg:y="13.705cm">
          <draw:image xlink:href="Pictures/1000000000000145000000C4EB56D93AF820869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rk Schanz</meta:initial-creator>
    <meta:creation-date>2018-05-11T01:58:52.457081238</meta:creation-date>
    <dc:date>2018-05-11T15:28:11.932236364</dc:date>
    <dc:creator>Dirk Schanz</dc:creator>
    <meta:editing-duration>PT25M39S</meta:editing-duration>
    <meta:editing-cycles>6</meta:editing-cycles>
    <meta:generator>LibreOffice/6.0.3.2$Linux_X86_64 LibreOffice_project/00m0$Build-2</meta:generator>
    <meta:printed-by>Dirk Schanz</meta:printed-by>
    <meta:print-date>2018-05-11T15:25:22.278746309</meta:print-date>
    <meta:document-statistic meta:object-count="6"/>
  </office:meta>
</office:document-meta>
</file>